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9" style:family="table">
      <style:table-properties style:width="8.798cm" fo:margin-left="0.055cm" fo:margin-right="8.147cm" table:align="margins"/>
    </style:style>
    <style:style style:name="Tabla9.A" style:family="table-column">
      <style:table-column-properties style:column-width="8.798cm" style:rel-column-width="65535*"/>
    </style:style>
    <style:style style:name="Tabla9.A1" style:family="table-cell">
      <style:table-cell-properties fo:padding="0.097cm" fo:border="0.5pt solid #000000"/>
    </style:style>
    <style:style style:name="Tabla1" style:family="table">
      <style:table-properties style:width="9.906cm" fo:margin-left="0.058cm" fo:margin-right="7.036cm" table:align="margins"/>
    </style:style>
    <style:style style:name="Tabla1.A" style:family="table-column">
      <style:table-column-properties style:column-width="3.406cm" style:rel-column-width="22533*"/>
    </style:style>
    <style:style style:name="Tabla1.B" style:family="table-column">
      <style:table-column-properties style:column-width="1.688cm" style:rel-column-width="11167*"/>
    </style:style>
    <style:style style:name="Tabla1.C" style:family="table-column">
      <style:table-column-properties style:column-width="2.198cm" style:rel-column-width="14539*"/>
    </style:style>
    <style:style style:name="Tabla1.D" style:family="table-column">
      <style:table-column-properties style:column-width="2.614cm" style:rel-column-width="1729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2" style:family="table">
      <style:table-properties style:width="6.895cm" fo:margin-left="0.058cm" fo:margin-right="10.047cm" table:align="margins"/>
    </style:style>
    <style:style style:name="Tabla2.A" style:family="table-column">
      <style:table-column-properties style:column-width="3.092cm" style:rel-column-width="29389*"/>
    </style:style>
    <style:style style:name="Tabla2.B" style:family="table-column">
      <style:table-column-properties style:column-width="1.009cm" style:rel-column-width="9589*"/>
    </style:style>
    <style:style style:name="Tabla2.C" style:family="table-column">
      <style:table-column-properties style:column-width="0.893cm" style:rel-column-width="8483*"/>
    </style:style>
    <style:style style:name="Tabla2.D" style:family="table-column">
      <style:table-column-properties style:column-width="0.91cm" style:rel-column-width="8650*"/>
    </style:style>
    <style:style style:name="Tabla2.E" style:family="table-column">
      <style:table-column-properties style:column-width="0.991cm" style:rel-column-width="9424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3" style:family="table">
      <style:table-properties style:width="7.904cm" fo:margin-left="0.058cm" fo:margin-right="9.038cm" table:align="margins"/>
    </style:style>
    <style:style style:name="Tabla3.A" style:family="table-column">
      <style:table-column-properties style:column-width="3.092cm" style:rel-column-width="25637*"/>
    </style:style>
    <style:style style:name="Tabla3.B" style:family="table-column">
      <style:table-column-properties style:column-width="1.009cm" style:rel-column-width="8365*"/>
    </style:style>
    <style:style style:name="Tabla3.C" style:family="table-column">
      <style:table-column-properties style:column-width="0.893cm" style:rel-column-width="7400*"/>
    </style:style>
    <style:style style:name="Tabla3.D" style:family="table-column">
      <style:table-column-properties style:column-width="0.91cm" style:rel-column-width="7546*"/>
    </style:style>
    <style:style style:name="Tabla3.E" style:family="table-column">
      <style:table-column-properties style:column-width="2cm" style:rel-column-width="1658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E1" style:family="table-cell">
      <style:table-cell-properties fo:padding="0.097cm" fo:border="0.5pt solid #000000"/>
    </style:style>
    <style:style style:name="Tabla4" style:family="table">
      <style:table-properties style:width="7.904cm" fo:margin-left="0.058cm" fo:margin-right="9.038cm" table:align="margins"/>
    </style:style>
    <style:style style:name="Tabla4.A" style:family="table-column">
      <style:table-column-properties style:column-width="3.092cm" style:rel-column-width="25637*"/>
    </style:style>
    <style:style style:name="Tabla4.B" style:family="table-column">
      <style:table-column-properties style:column-width="1.009cm" style:rel-column-width="8365*"/>
    </style:style>
    <style:style style:name="Tabla4.C" style:family="table-column">
      <style:table-column-properties style:column-width="0.893cm" style:rel-column-width="7400*"/>
    </style:style>
    <style:style style:name="Tabla4.D" style:family="table-column">
      <style:table-column-properties style:column-width="0.91cm" style:rel-column-width="7546*"/>
    </style:style>
    <style:style style:name="Tabla4.E" style:family="table-column">
      <style:table-column-properties style:column-width="2cm" style:rel-column-width="16587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E1" style:family="table-cell">
      <style:table-cell-properties fo:padding="0.097cm" fo:border="0.5pt solid #000000"/>
    </style:style>
    <style:style style:name="Tabla5" style:family="table">
      <style:table-properties style:width="7.904cm" fo:margin-left="0.058cm" fo:margin-right="9.038cm" table:align="margins"/>
    </style:style>
    <style:style style:name="Tabla5.A" style:family="table-column">
      <style:table-column-properties style:column-width="3.092cm" style:rel-column-width="25637*"/>
    </style:style>
    <style:style style:name="Tabla5.B" style:family="table-column">
      <style:table-column-properties style:column-width="1.009cm" style:rel-column-width="8365*"/>
    </style:style>
    <style:style style:name="Tabla5.C" style:family="table-column">
      <style:table-column-properties style:column-width="0.893cm" style:rel-column-width="7400*"/>
    </style:style>
    <style:style style:name="Tabla5.D" style:family="table-column">
      <style:table-column-properties style:column-width="0.91cm" style:rel-column-width="7546*"/>
    </style:style>
    <style:style style:name="Tabla5.E" style:family="table-column">
      <style:table-column-properties style:column-width="2cm" style:rel-column-width="16587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E1" style:family="table-cell">
      <style:table-cell-properties fo:padding="0.097cm" fo:border="0.5pt solid #000000"/>
    </style:style>
    <style:style style:name="Tabla6" style:family="table">
      <style:table-properties style:width="7.904cm" fo:margin-left="0.058cm" fo:margin-right="9.038cm" table:align="margins"/>
    </style:style>
    <style:style style:name="Tabla6.A" style:family="table-column">
      <style:table-column-properties style:column-width="3.092cm" style:rel-column-width="25637*"/>
    </style:style>
    <style:style style:name="Tabla6.B" style:family="table-column">
      <style:table-column-properties style:column-width="1.009cm" style:rel-column-width="8365*"/>
    </style:style>
    <style:style style:name="Tabla6.C" style:family="table-column">
      <style:table-column-properties style:column-width="0.893cm" style:rel-column-width="7400*"/>
    </style:style>
    <style:style style:name="Tabla6.D" style:family="table-column">
      <style:table-column-properties style:column-width="0.91cm" style:rel-column-width="7546*"/>
    </style:style>
    <style:style style:name="Tabla6.E" style:family="table-column">
      <style:table-column-properties style:column-width="2cm" style:rel-column-width="16587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E1" style:family="table-cell">
      <style:table-cell-properties fo:padding="0.097cm" fo:border="0.5pt solid #000000"/>
    </style:style>
    <style:style style:name="Tabla7" style:family="table">
      <style:table-properties style:width="7.904cm" fo:margin-left="0.058cm" fo:margin-right="9.038cm" table:align="margins"/>
    </style:style>
    <style:style style:name="Tabla7.A" style:family="table-column">
      <style:table-column-properties style:column-width="3.092cm" style:rel-column-width="25637*"/>
    </style:style>
    <style:style style:name="Tabla7.B" style:family="table-column">
      <style:table-column-properties style:column-width="1.009cm" style:rel-column-width="8365*"/>
    </style:style>
    <style:style style:name="Tabla7.C" style:family="table-column">
      <style:table-column-properties style:column-width="0.893cm" style:rel-column-width="7400*"/>
    </style:style>
    <style:style style:name="Tabla7.D" style:family="table-column">
      <style:table-column-properties style:column-width="0.91cm" style:rel-column-width="7546*"/>
    </style:style>
    <style:style style:name="Tabla7.E" style:family="table-column">
      <style:table-column-properties style:column-width="2cm" style:rel-column-width="16587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E1" style:family="table-cell">
      <style:table-cell-properties fo:padding="0.097cm" fo:border="0.5pt solid #000000"/>
    </style:style>
    <style:style style:name="Tabla8" style:family="table">
      <style:table-properties style:width="7.904cm" fo:margin-left="0.058cm" fo:margin-right="9.038cm" table:align="margins"/>
    </style:style>
    <style:style style:name="Tabla8.A" style:family="table-column">
      <style:table-column-properties style:column-width="3.092cm" style:rel-column-width="25637*"/>
    </style:style>
    <style:style style:name="Tabla8.B" style:family="table-column">
      <style:table-column-properties style:column-width="1.009cm" style:rel-column-width="8365*"/>
    </style:style>
    <style:style style:name="Tabla8.C" style:family="table-column">
      <style:table-column-properties style:column-width="0.893cm" style:rel-column-width="7400*"/>
    </style:style>
    <style:style style:name="Tabla8.D" style:family="table-column">
      <style:table-column-properties style:column-width="0.91cm" style:rel-column-width="7546*"/>
    </style:style>
    <style:style style:name="Tabla8.E" style:family="table-column">
      <style:table-column-properties style:column-width="2cm" style:rel-column-width="16587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E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style:font-name="Arial Black" fo:font-size="24pt" officeooo:rsid="0016a7ea" officeooo:paragraph-rsid="0016a7e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Arial Black" fo:font-size="40pt" fo:font-weight="bold" officeooo:rsid="0016a7ea" officeooo:paragraph-rsid="0016a7ea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2pt" officeooo:rsid="001b086f" officeooo:paragraph-rsid="001d49a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2pt" officeooo:rsid="001cfd8e" officeooo:paragraph-rsid="001cfd8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2pt" officeooo:rsid="001cfd8e" officeooo:paragraph-rsid="001d49a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2pt" officeooo:rsid="001942fd" officeooo:paragraph-rsid="001942f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2pt" officeooo:rsid="001942fd" officeooo:paragraph-rsid="001d49a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25e57c" officeooo:paragraph-rsid="0025e57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25e57c" officeooo:paragraph-rsid="0027351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2c68c6" officeooo:paragraph-rsid="002c68c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2c68c6" officeooo:paragraph-rsid="004ffb4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2f9900" officeooo:paragraph-rsid="002f990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2f9900" officeooo:paragraph-rsid="00314e7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2f9900" officeooo:paragraph-rsid="002e44c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2f9900" officeooo:paragraph-rsid="004ffb4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1fbbd" officeooo:paragraph-rsid="0031fbb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2433a" officeooo:paragraph-rsid="0032433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2433a" officeooo:paragraph-rsid="004bb1e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5aa78" officeooo:paragraph-rsid="0035aa78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81e0e" officeooo:paragraph-rsid="00381e0e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81e0e" officeooo:paragraph-rsid="004e46d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89858" officeooo:paragraph-rsid="00389858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89858" officeooo:paragraph-rsid="0041c6a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89858" officeooo:paragraph-rsid="004e46d1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89858" officeooo:paragraph-rsid="0051ddb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a569c" officeooo:paragraph-rsid="003a569c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2e44c1" officeooo:paragraph-rsid="002e44c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e7b8a" officeooo:paragraph-rsid="003e7b8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41c6a6" officeooo:paragraph-rsid="0041c6a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437a27" officeooo:paragraph-rsid="00437a27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44c0d2" officeooo:paragraph-rsid="0044c0d2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473197" officeooo:paragraph-rsid="00473197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4e46d1" officeooo:paragraph-rsid="004e46d1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4bb1ef" officeooo:paragraph-rsid="004c65d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4861f1" officeooo:paragraph-rsid="004861f1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51ddb1" officeooo:paragraph-rsid="0051ddb1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51ddb1" officeooo:paragraph-rsid="00538aca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522f38" officeooo:paragraph-rsid="00522f3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522f38" officeooo:paragraph-rsid="00538aca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5474e7" officeooo:paragraph-rsid="00538aca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bold" officeooo:rsid="002e44c1" officeooo:paragraph-rsid="00314e73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bold" officeooo:rsid="002e44c1" officeooo:paragraph-rsid="0031fbbd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bold" officeooo:rsid="002e44c1" officeooo:paragraph-rsid="002e44c1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bold" officeooo:rsid="002f9900" officeooo:paragraph-rsid="0031fbbd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bold" officeooo:rsid="00273510" officeooo:paragraph-rsid="0025e57c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solid" style:text-underline-width="auto" style:text-underline-color="font-color" fo:font-weight="normal" officeooo:rsid="0035aa78" officeooo:paragraph-rsid="002f9900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solid" style:text-underline-width="auto" style:text-underline-color="font-color" fo:font-weight="normal" officeooo:rsid="00437a27" officeooo:paragraph-rsid="00437a27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italic" style:text-underline-style="solid" style:text-underline-width="auto" style:text-underline-color="font-color" fo:font-weight="bold" officeooo:rsid="002f9900" officeooo:paragraph-rsid="002f9900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italic" style:text-underline-style="solid" style:text-underline-width="auto" style:text-underline-color="font-color" fo:font-weight="normal" officeooo:rsid="003cfe9a" officeooo:paragraph-rsid="003cfe9a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1" fo:font-style="italic" fo:font-weight="normal" officeooo:rsid="00214468" officeooo:paragraph-rsid="0021e1fe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1" fo:font-style="italic" fo:font-weight="normal" officeooo:rsid="00207510" officeooo:paragraph-rsid="00214468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1" fo:font-style="normal" fo:font-weight="normal" officeooo:rsid="00207510" officeooo:paragraph-rsid="00214468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1" officeooo:rsid="0016a7ea" officeooo:paragraph-rsid="0016a7ea"/>
    </style:style>
    <style:style style:name="P54" style:family="paragraph" style:parent-style-name="Standard">
      <style:paragraph-properties fo:text-align="start" style:justify-single-word="false"/>
      <style:text-properties style:font-name="Arial1" fo:font-size="12pt" officeooo:rsid="0016a7ea" officeooo:paragraph-rsid="0016a7ea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Arial1" fo:font-size="12pt" officeooo:rsid="001804fd" officeooo:paragraph-rsid="001804fd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Arial1" fo:font-size="12pt" officeooo:rsid="001942fd" officeooo:paragraph-rsid="001942fd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Arial1" fo:font-size="12pt" officeooo:paragraph-rsid="004c65df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Arial1" fo:font-size="12pt" fo:font-weight="bold" officeooo:rsid="001942fd" officeooo:paragraph-rsid="001942f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1" fo:font-size="14pt" fo:font-weight="bold" officeooo:rsid="001942fd" officeooo:paragraph-rsid="001942fd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1" officeooo:rsid="001d49a8" officeooo:paragraph-rsid="001d49a8"/>
    </style:style>
    <style:style style:name="P61" style:family="paragraph" style:parent-style-name="Standard">
      <style:paragraph-properties fo:text-align="start" style:justify-single-word="false"/>
      <style:text-properties style:font-name="Arial1" fo:font-weight="bold" officeooo:rsid="00207510" officeooo:paragraph-rsid="00207510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1" fo:font-weight="normal" officeooo:rsid="00207510" officeooo:paragraph-rsid="00207510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1" fo:font-weight="normal" officeooo:rsid="00207510" officeooo:paragraph-rsid="00214468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rial1" fo:font-weight="normal" officeooo:rsid="00207510" officeooo:paragraph-rsid="0021e1fe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1"/>
    </style:style>
    <style:style style:name="P66" style:family="paragraph" style:parent-style-name="Standard">
      <style:paragraph-properties fo:text-align="start" style:justify-single-word="false"/>
      <style:text-properties style:font-name="Arial1" officeooo:paragraph-rsid="001ecf48"/>
    </style:style>
    <style:style style:name="P67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1" fo:font-style="normal" style:text-underline-style="none" fo:font-weight="normal" officeooo:rsid="00207510" officeooo:paragraph-rsid="0025e57c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1" fo:font-style="normal" style:text-underline-style="none" fo:font-weight="normal" officeooo:rsid="00207510" officeooo:paragraph-rsid="00273510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1" fo:font-style="normal" style:text-underline-style="none" fo:font-weight="normal" officeooo:rsid="00207510" officeooo:paragraph-rsid="002b302e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1" fo:font-style="normal" style:text-underline-style="none" fo:font-weight="normal" officeooo:rsid="0025e57c" officeooo:paragraph-rsid="0025e57c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1" fo:font-size="12pt" officeooo:rsid="001942fd" officeooo:paragraph-rsid="001cfd8e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1" fo:font-size="12pt" officeooo:rsid="001942fd" officeooo:paragraph-rsid="001d49a8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1" fo:font-size="12pt" officeooo:rsid="001cfd8e" officeooo:paragraph-rsid="001d49a8" style:font-size-asian="12pt" style:font-size-complex="12pt"/>
    </style:style>
    <style:style style:name="P74" style:family="paragraph" style:parent-style-name="Standard">
      <style:paragraph-properties fo:text-align="start" style:justify-single-word="false"/>
    </style:style>
    <style:style style:name="P75" style:family="paragraph" style:parent-style-name="Standard">
      <style:paragraph-properties fo:text-align="start" style:justify-single-word="false"/>
      <style:text-properties officeooo:paragraph-rsid="0016a7ea"/>
    </style:style>
    <style:style style:name="P76" style:family="paragraph" style:parent-style-name="Standard">
      <style:paragraph-properties fo:text-align="start" style:justify-single-word="false"/>
      <style:text-properties officeooo:paragraph-rsid="00214468"/>
    </style:style>
    <style:style style:name="P77" style:family="paragraph" style:parent-style-name="Table_20_Contents">
      <style:text-properties officeooo:rsid="00437a27" officeooo:paragraph-rsid="00437a27"/>
    </style:style>
    <style:style style:name="P78" style:family="paragraph" style:parent-style-name="Table_20_Contents">
      <style:text-properties officeooo:rsid="0044c0d2" officeooo:paragraph-rsid="0044c0d2"/>
    </style:style>
    <style:style style:name="P79" style:family="paragraph" style:parent-style-name="Table_20_Contents">
      <style:text-properties officeooo:rsid="0045ef51" officeooo:paragraph-rsid="0045ef51"/>
    </style:style>
    <style:style style:name="P80" style:family="paragraph" style:parent-style-name="Table_20_Contents">
      <style:text-properties officeooo:rsid="00473197" officeooo:paragraph-rsid="00473197"/>
    </style:style>
    <style:style style:name="P8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538aca" officeooo:paragraph-rsid="00538aca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389858" officeooo:paragraph-rsid="00568868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tyle="normal" style:text-underline-style="none" fo:font-weight="normal" officeooo:rsid="00568868" officeooo:paragraph-rsid="00568868" style:font-style-asian="normal" style:font-weight-asian="normal" style:font-style-complex="normal" style:font-weight-complex="normal"/>
    </style:style>
    <style:style style:name="T1" style:family="text">
      <style:text-properties style:font-name="Arial1" fo:font-weight="normal" officeooo:rsid="00207510" style:font-weight-asian="normal" style:font-weight-complex="normal"/>
    </style:style>
    <style:style style:name="T2" style:family="text">
      <style:text-properties style:font-name="Arial1" fo:font-weight="normal" officeooo:rsid="00221f02" style:font-weight-asian="normal" style:font-weight-complex="normal"/>
    </style:style>
    <style:style style:name="T3" style:family="text">
      <style:text-properties officeooo:rsid="001804fd"/>
    </style:style>
    <style:style style:name="T4" style:family="text">
      <style:text-properties officeooo:rsid="001942fd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1b086f"/>
    </style:style>
    <style:style style:name="T7" style:family="text">
      <style:text-properties style:text-line-through-style="none" style:text-line-through-type="none" officeooo:rsid="001cfd8e"/>
    </style:style>
    <style:style style:name="T8" style:family="text">
      <style:text-properties style:text-line-through-style="none" style:text-line-through-type="none" fo:font-weight="bold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1b086f" style:font-weight-asian="bold" style:font-weight-complex="bold"/>
    </style:style>
    <style:style style:name="T10" style:family="text">
      <style:text-properties style:text-line-through-style="none" style:text-line-through-type="none" fo:font-weight="bold" officeooo:rsid="001d49a8" style:font-weight-asian="bold" style:font-weight-complex="bold"/>
    </style:style>
    <style:style style:name="T11" style:family="text">
      <style:text-properties style:text-line-through-style="none" style:text-line-through-type="none" fo:font-weight="bold" officeooo:rsid="00273510" style:font-weight-asian="bold" style:font-weight-complex="bold"/>
    </style:style>
    <style:style style:name="T12" style:family="text">
      <style:text-properties style:text-line-through-style="none" style:text-line-through-type="none" officeooo:rsid="001d49a8"/>
    </style:style>
    <style:style style:name="T13" style:family="text">
      <style:text-properties style:text-line-through-style="none" style:text-line-through-type="none" officeooo:rsid="001ecf48"/>
    </style:style>
    <style:style style:name="T14" style:family="text">
      <style:text-properties style:text-line-through-style="none" style:text-line-through-type="none" officeooo:rsid="0025e57c"/>
    </style:style>
    <style:style style:name="T15" style:family="text">
      <style:text-properties style:text-line-through-style="none" style:text-line-through-type="none" fo:font-size="13pt" fo:font-weight="bold" officeooo:rsid="0025e57c" style:font-size-asian="13pt" style:font-weight-asian="bold" style:font-size-complex="13pt" style:font-weight-complex="bold"/>
    </style:style>
    <style:style style:name="T16" style:family="text">
      <style:text-properties style:text-line-through-style="none" style:text-line-through-type="none" officeooo:rsid="00273510"/>
    </style:style>
    <style:style style:name="T17" style:family="text">
      <style:text-properties style:text-line-through-style="none" style:text-line-through-type="none" officeooo:rsid="002a5558"/>
    </style:style>
    <style:style style:name="T18" style:family="text">
      <style:text-properties style:text-line-through-style="none" style:text-line-through-type="none" officeooo:rsid="002b302e"/>
    </style:style>
    <style:style style:name="T19" style:family="text">
      <style:text-properties style:text-line-through-style="none" style:text-line-through-type="none" fo:font-style="normal" style:text-underline-style="none" fo:font-weight="normal" officeooo:rsid="004bb1ef" style:font-style-asian="normal" style:font-weight-asian="normal" style:font-style-complex="normal" style:font-weight-complex="normal"/>
    </style:style>
    <style:style style:name="T20" style:family="text">
      <style:text-properties officeooo:rsid="001b086f"/>
    </style:style>
    <style:style style:name="T21" style:family="text">
      <style:text-properties officeooo:rsid="001cfd8e"/>
    </style:style>
    <style:style style:name="T22" style:family="text">
      <style:text-properties style:text-line-through-style="solid" style:text-line-through-type="single" officeooo:rsid="001d49a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5e57c" style:font-weight-asian="bold" style:font-weight-complex="bold"/>
    </style:style>
    <style:style style:name="T25" style:family="text">
      <style:text-properties fo:font-weight="bold" officeooo:rsid="00273510" style:font-weight-asian="bold" style:font-weight-complex="bold"/>
    </style:style>
    <style:style style:name="T26" style:family="text">
      <style:text-properties style:font-name="Arial Black" fo:font-size="22pt" officeooo:rsid="0016a7ea" style:font-size-asian="22pt" style:font-size-complex="22pt"/>
    </style:style>
    <style:style style:name="T27" style:family="text">
      <style:text-properties style:font-name="Arial Black" fo:font-size="24pt" officeooo:rsid="0016a7ea" style:font-size-asian="24pt" style:font-size-complex="24pt"/>
    </style:style>
    <style:style style:name="T28" style:family="text">
      <style:text-properties officeooo:rsid="001d49a8"/>
    </style:style>
    <style:style style:name="T29" style:family="text">
      <style:text-properties officeooo:rsid="001ecf48"/>
    </style:style>
    <style:style style:name="T30" style:family="text">
      <style:text-properties fo:font-size="8pt" fo:font-weight="bold" officeooo:rsid="001ecf48" style:font-size-asian="8pt" style:font-weight-asian="bold" style:font-size-complex="8pt" style:font-weight-complex="bold"/>
    </style:style>
    <style:style style:name="T31" style:family="text">
      <style:text-properties officeooo:rsid="00214468"/>
    </style:style>
    <style:style style:name="T32" style:family="text">
      <style:text-properties fo:font-style="normal" fo:font-weight="bold" officeooo:rsid="00221f02" style:font-style-asian="normal" style:font-weight-asian="bold" style:font-style-complex="normal" style:font-weight-complex="bold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314e73" style:font-style-asian="normal" style:font-style-complex="normal"/>
    </style:style>
    <style:style style:name="T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31fbbd" style:font-style-asian="normal" style:font-weight-asian="normal" style:font-style-complex="normal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1cfd8e" style:font-style-asian="italic" style:font-style-complex="italic"/>
    </style:style>
    <style:style style:name="T39" style:family="text">
      <style:text-properties fo:font-style="italic" officeooo:rsid="001b086f" style:font-style-asian="italic" style:font-style-complex="italic"/>
    </style:style>
    <style:style style:name="T40" style:family="text">
      <style:text-properties fo:font-style="italic" officeooo:rsid="00214468" style:font-style-asian="italic" style:font-style-complex="italic"/>
    </style:style>
    <style:style style:name="T41" style:family="text">
      <style:text-properties fo:font-style="italic" officeooo:rsid="0021e1fe" style:font-style-asian="italic" style:font-style-complex="italic"/>
    </style:style>
    <style:style style:name="T42" style:family="text">
      <style:text-properties officeooo:rsid="0021e1fe"/>
    </style:style>
    <style:style style:name="T43" style:family="text">
      <style:text-properties officeooo:rsid="00221f02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2417dd" style:font-weight-asian="normal" style:font-weight-complex="normal"/>
    </style:style>
    <style:style style:name="T46" style:family="text">
      <style:text-properties fo:font-weight="normal" officeooo:rsid="002f9900" style:font-weight-asian="normal" style:font-weight-complex="normal"/>
    </style:style>
    <style:style style:name="T47" style:family="text">
      <style:text-properties fo:font-weight="normal" officeooo:rsid="00314e73" style:font-weight-asian="normal" style:font-weight-complex="normal"/>
    </style:style>
    <style:style style:name="T48" style:family="text">
      <style:text-properties fo:font-weight="normal" officeooo:rsid="0031fbbd" style:font-weight-asian="normal" style:font-weight-complex="normal"/>
    </style:style>
    <style:style style:name="T49" style:family="text">
      <style:text-properties fo:font-weight="normal" officeooo:rsid="002e44c1" style:font-weight-asian="normal" style:font-weight-complex="normal"/>
    </style:style>
    <style:style style:name="T50" style:family="text">
      <style:text-properties officeooo:rsid="0025e57c"/>
    </style:style>
    <style:style style:name="T51" style:family="text">
      <style:text-properties fo:font-size="13pt" fo:font-weight="bold" officeooo:rsid="0025e57c" style:font-size-asian="13pt" style:font-weight-asian="bold" style:font-size-complex="13pt" style:font-weight-complex="bold"/>
    </style:style>
    <style:style style:name="T52" style:family="text">
      <style:text-properties officeooo:rsid="00273510"/>
    </style:style>
    <style:style style:name="T53" style:family="text">
      <style:text-properties officeooo:rsid="00288e0b"/>
    </style:style>
    <style:style style:name="T54" style:family="text">
      <style:text-properties officeooo:rsid="002c68c6"/>
    </style:style>
    <style:style style:name="T55" style:family="text">
      <style:text-properties officeooo:rsid="002e29c5"/>
    </style:style>
    <style:style style:name="T56" style:family="text">
      <style:text-properties officeooo:rsid="00314e73"/>
    </style:style>
    <style:style style:name="T57" style:family="text">
      <style:text-properties officeooo:rsid="0035aa78"/>
    </style:style>
    <style:style style:name="T58" style:family="text">
      <style:text-properties officeooo:rsid="00389858"/>
    </style:style>
    <style:style style:name="T59" style:family="text">
      <style:text-properties officeooo:rsid="0041c6a6"/>
    </style:style>
    <style:style style:name="T60" style:family="text">
      <style:text-properties officeooo:rsid="0045ef51"/>
    </style:style>
    <style:style style:name="T61" style:family="text">
      <style:text-properties officeooo:rsid="004ba194"/>
    </style:style>
    <style:style style:name="T62" style:family="text">
      <style:text-properties fo:font-variant="normal" fo:text-transform="none" fo:color="#0000cd" loext:opacity="100%" fo:letter-spacing="normal" fo:font-style="normal" fo:font-weight="normal"/>
    </style:style>
    <style:style style:name="T63" style:family="text">
      <style:text-properties fo:font-variant="normal" fo:text-transform="none" fo:color="#0000cd" loext:opacity="100%" fo:letter-spacing="normal" fo:font-style="normal" fo:font-weight="normal" officeooo:rsid="004c65df"/>
    </style:style>
    <style:style style:name="T64" style:family="text">
      <style:text-properties officeooo:rsid="004c65df"/>
    </style:style>
    <style:style style:name="T65" style:family="text">
      <style:text-properties officeooo:rsid="004d962b"/>
    </style:style>
    <style:style style:name="T66" style:family="text">
      <style:text-properties officeooo:rsid="004e46d1"/>
    </style:style>
    <style:style style:name="T67" style:family="text">
      <style:text-properties officeooo:rsid="004ffb42"/>
    </style:style>
    <style:style style:name="T68" style:family="text">
      <style:text-properties officeooo:rsid="003cfe9a"/>
    </style:style>
    <style:style style:name="T69" style:family="text">
      <style:text-properties officeooo:rsid="00538aca"/>
    </style:style>
    <style:style style:name="T70" style:family="text">
      <style:text-properties officeooo:rsid="005474e7"/>
    </style:style>
    <style:style style:name="T71" style:family="text">
      <style:text-properties officeooo:rsid="005688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2"><text:s text:c="7"/>Clase repaso <text:s text:c="19"/></text:p>
      <text:p text:style-name="P2"><text:s text:c="10"/>resumen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53"><text:s text:c="97"/>Jesús Blanco Miguez 1º Dam </text:p>
      <text:p text:style-name="P75"><text:soft-page-break/><text:span text:style-name="T26"><text:s text:c="20"/></text:span><text:span text:style-name="T27">Estilos css</text:span></text:p>
      <text:p text:style-name="P1"/>
      <text:p text:style-name="P54">Html + estilo.:</text:p>
      <text:p text:style-name="P54">Estilo sin css/ estilo con css</text:p>
      <text:p text:style-name="P54">Estilo sin css no es la manera correcta de añadir estilos</text:p>
      <text:p text:style-name="P54">Estilo con css el que usaremos</text:p>
      <text:p text:style-name="P54"/>
      <text:p text:style-name="P54">Css :se basa en utilizar reglas de estilo(las reglas de estilo son anotaciones especiales que consisten en dos partes el selector y declaración)</text:p>
      <text:p text:style-name="P54"/>
      <text:p text:style-name="P54">ejemplo:</text:p>
      <text:p text:style-name="P54"/>
      <text:p text:style-name="P54">selector {declaración 1;declaración 2;}</text:p>
      <text:p text:style-name="P54"/>
      <text:p text:style-name="P54">Declaración: consiste en como voy a cambiarle el aspecto a algo(las propiedades)su formato es = propiedad(color,<text:span text:style-name="T3">font family...</text:span>):valor(<text:span text:style-name="T3">blue;arial</text:span>...<text:span text:style-name="T3">)</text:span>;</text:p>
      <text:p text:style-name="P55"/>
      <text:p text:style-name="P59">¿Donde van?</text:p>
      <text:p text:style-name="P58"/>
      <text:p text:style-name="P55">Esto se crea en:</text:p>
      <text:p text:style-name="P55"/>
      <text:p text:style-name="P55">-Un archivo independiente con una extensión css(.css) enlazarlo en el documento .html(con etiqueta link href=url o con la etiqueta <text:s/>@import url(y todo esto se hace en el bloque head)</text:p>
      <text:p text:style-name="P55"/>
      <text:p text:style-name="P55">-Dentro del documento .html en el :</text:p>
      <text:p text:style-name="P55">&lt;head&gt; y dentro de &lt;style&gt; regla 1, regla 2…</text:p>
      <text:p text:style-name="P55">&lt;body&gt; en el correspondiente elemento <text:span text:style-name="T4">usando dentro del elemento el atributo style</text:span></text:p>
      <text:p text:style-name="P55"><text:s text:c="3"/><text:span text:style-name="T4">ejemplo: &lt;h1 style=”color:blue”&gt;</text:span></text:p>
      <text:p text:style-name="P55"/>
      <text:p text:style-name="P59">¿Quienes son los selectores?</text:p>
      <text:p text:style-name="P55"/>
      <text:p text:style-name="P56">Tipos de selectores:</text:p>
      <text:p text:style-name="P6"><text:s text:c="70"/><text:span text:style-name="T37"><text:s/>/*</text:span><text:span text:style-name="T38">Inciso</text:span><text:span text:style-name="T39"> <text:s text:c="2"/></text:span><text:span text:style-name="T38">html:atributos(style, title, class, id*/</text:span></text:p>
      <text:p text:style-name="P58">Básicos:</text:p>
      <text:p text:style-name="P56"/>
      <text:p text:style-name="P6">-Universal * →*{color:blue;} <text:s text:c="29"/></text:p>
      <text:p text:style-name="P7"><text:s text:c="20"/>→*{marg<text:span text:style-name="T20">i</text:span>n<text:span text:style-name="T20">:0px(pixels);} <text:s text:c="4"/></text:span></text:p>
      <text:p text:style-name="P3"><text:s text:c="23"/></text:p>
      <text:p text:style-name="P6">-<text:span text:style-name="T20">Elemento <text:s text:c="2"/>p → p{color:blue; }</text:span></text:p>
      <text:p text:style-name="P71"><text:span text:style-name="T5">→</text:span><text:span text:style-name="T6">De clase </text:span><text:span text:style-name="T9"><text:s/>.</text:span><text:span text:style-name="T10">extra</text:span><text:span text:style-name="T9"> </text:span><text:span text:style-name="T6">→ .</text:span><text:span text:style-name="T7">html*&lt;p class=”extra”&gt;</text:span></text:p>
      <text:p text:style-name="P4"><text:s text:c="44"/>&lt;h1 class=”extra”&gt;</text:p>
      <text:p text:style-name="P4">h2.extra{color:blue;}</text:p>
      <text:p text:style-name="P4">p.extra{color:red;}</text:p>
      <text:p text:style-name="P4">.extra{font´size:10px;}</text:p>
      <text:p text:style-name="P4"/>
      <text:p text:style-name="P6"/>
      <text:p text:style-name="P6"/>
      <text:p text:style-name="P6"/>
      <text:p text:style-name="P7"><text:soft-page-break/>→ <text:span text:style-name="T20">De id #</text:span><text:span text:style-name="T28">extra → </text:span><text:span text:style-name="T21">&lt;p</text:span><text:span text:style-name="T28">#</text:span><text:span text:style-name="T21">class=”extra”&gt;</text:span></text:p>
      <text:p text:style-name="P72"><text:span text:style-name="T7"><text:s text:c="29"/>&lt;h1</text:span><text:span text:style-name="T12">#</text:span><text:span text:style-name="T7">class=”extra”&gt;</text:span></text:p>
      <text:p text:style-name="P65"/>
      <text:p text:style-name="P73"><text:span text:style-name="T5">h2</text:span><text:span text:style-name="T12">#</text:span><text:span text:style-name="T5">extra{color:blue;}</text:span></text:p>
      <text:p text:style-name="P73"><text:span text:style-name="T5">p</text:span><text:span text:style-name="T12">#</text:span><text:span text:style-name="T5">extra{color:red;}</text:span></text:p>
      <text:p text:style-name="P5"><text:span text:style-name="T28">#</text:span>extra{font´size:10px;}</text:p>
      <text:p text:style-name="P65"/>
      <text:p text:style-name="P60">concatenación(de todo lo anterior de elemento) h1,p.extra, a#extra{color:blue; }</text:p>
      <text:p text:style-name="P60"/>
      <text:p text:style-name="P65">-<text:span text:style-name="T28">Descendencia <text:s/></text:span><text:span text:style-name="T22">b</text:span><text:span text:style-name="T12"> → </text:span><text:span text:style-name="T13">strong em{color:blue}/*afecta a todos los em que desciendan de strong*/</text:span></text:p>
      <text:p text:style-name="P65">&lt;<text:span text:style-name="T29">body&gt;</text:span></text:p>
      <text:p text:style-name="P66"><text:s text:c="12"/>&lt;h1&gt;&lt;em&gt;&lt;strong&gt;……<text:span text:style-name="T29">.&lt;strong/&gt;&lt;em/&gt;</text:span><text:span text:style-name="T30">/*en este caso no afecta porque strong es hija de em*/</text:span></text:p>
      <text:p text:style-name="P65"><text:s text:c="13"/>&lt;p&gt;…<text:span text:style-name="T29">...&lt;p/&gt;</text:span></text:p>
      <text:p text:style-name="P66"><text:s text:c="13"/>&lt;<text:span text:style-name="T29">p&gt; &lt;strong&gt;&lt;em&gt;…….&lt;em/&gt;&lt;strong/&gt;&lt;a&gt;/*afecta a este (en el caso puesto)debido a que em es hija de strong*/</text:span></text:p>
      <text:p text:style-name="P65"/>
      <text:p text:style-name="P61">Avanzados:</text:p>
      <text:p text:style-name="P61"><text:s text:c="63"/><text:span text:style-name="T43">css2</text:span></text:p>
      <text:p text:style-name="P61">------------------------------------------------------------------------------------------------------------------------</text:p>
      <text:p text:style-name="P62">-De hijos &gt; → p&gt;em{color:blue;}/*se veran afectados los enfatizados que sean hijos de p*/</text:p>
      <text:p text:style-name="P62"/>
      <text:p text:style-name="P62">-Adyacentes + → h1 + p{color:blue;} /*solo afectara a los p que sen hermanos de h1 que se hallen mas cercanos</text:p>
      <text:p text:style-name="P63"/>
      <text:p text:style-name="P63"><text:s/>h1 + p{color:blue;} <text:s text:c="46"/><text:span text:style-name="T31">p+p{color:blue;}</text:span></text:p>
      <text:p text:style-name="P63">&lt;h1&gt;&lt;h1/&gt; <text:s text:c="58"/>&lt;h1&gt;&lt;h1/&gt; <text:s/></text:p>
      <text:p text:style-name="P63">&lt;p&gt;&lt;p/&gt;/*afectara a este*/ <text:s text:c="34"/>&lt;p&gt;&lt;p/&gt;</text:p>
      <text:p text:style-name="P63">&lt;p&gt;&lt;p/&gt; <text:s text:c="63"/>&lt;p&gt;&lt;p/&gt;/*afectara a este*/ <text:s text:c="2"/></text:p>
      <text:p text:style-name="P63">&lt;p&gt;&lt;p/&gt; <text:s text:c="63"/>&lt;p&gt;&lt;p/&gt;/*afectara a este*/ <text:s text:c="2"/></text:p>
      <text:p text:style-name="P63"/>
      <text:p text:style-name="P64">-<text:span text:style-name="T31">Atributos [] → [atributo] → </text:span><text:span text:style-name="T42">[href] {color.blue;}</text:span><text:span text:style-name="T37">/*</text:span><text:span text:style-name="T41">afecta a los que tengan esta atributo</text:span><text:span text:style-name="T40">*/</text:span></text:p>
      <text:p text:style-name="P64"><text:s text:c="24"/><text:span text:style-name="T31">[atributo=”valor”] → </text:span><text:span text:style-name="T42">[href=”https…] {color.blue;} </text:span><text:span text:style-name="T37">/*</text:span><text:span text:style-name="T41">afecta a los que tengan esta atributo con este enlace</text:span><text:span text:style-name="T40">*/</text:span></text:p>
      <text:p text:style-name="P50"/>
      <text:p text:style-name="P51"><text:span text:style-name="T40">/*</text:span><text:span text:style-name="T31">inciso p*a{color:blue}(afecta a todos los descendientes a de p excepto a los hijos)*/</text:span></text:p>
      <text:p text:style-name="P50"/>
      <text:p text:style-name="P64"><text:span text:style-name="T40"><text:s text:c="58"/></text:span><text:span text:style-name="T32">css3</text:span></text:p>
      <text:p text:style-name="P63">------------------------------------------------------------------------------------------------------------------------</text:p>
      <text:p text:style-name="P63"/>
      <text:p text:style-name="P76"><text:span text:style-name="T1">-</text:span><text:span text:style-name="T2">De hermanos </text:span><text:span text:style-name="T23">~ <text:s/>→ </text:span><text:span text:style-name="T45">h1~ p</text:span></text:p>
      <text:p text:style-name="P63"/>
      <text:p text:style-name="P52"><text:span text:style-name="T51">Pseudo-elementos </text:span><text:span text:style-name="T50"><text:s/>→ parte de un elemento |</text:span></text:p>
      <text:p text:style-name="P52"><text:span text:style-name="T52">ejemplo</text:span> <text:s text:c="63"/><text:span text:style-name="T50">| en común→ <text:s/></text:span><text:span text:style-name="T24">:</text:span><text:span text:style-name="T50"> → :</text:span><text:span text:style-name="T52">algo</text:span></text:p>
      <text:p text:style-name="P52">:<text:span text:style-name="T52">first-line <text:s text:c="62"/>|</text:span></text:p>
      <text:p text:style-name="P52">:<text:span text:style-name="T52">first-letter <text:s text:c="59"/>|</text:span></text:p>
      <text:p text:style-name="P69"><text:span text:style-name="T14">:</text:span><text:span text:style-name="T17">nth-child(</text:span><text:span text:style-name="T18">n</text:span><text:span text:style-name="T17">)</text:span><text:span text:style-name="T14"> <text:s/>→ <text:s text:c="2"/>:</text:span><text:span text:style-name="T17">nth-child(</text:span><text:span text:style-name="T18">4</text:span><text:span text:style-name="T17">)</text:span><text:span text:style-name="T14"> <text:s text:c="28"/>|</text:span></text:p>
      <text:p text:style-name="P69"><text:span text:style-name="T14">:</text:span><text:span text:style-name="T18">nth-child(formula) → </text:span><text:span text:style-name="T14">:</text:span><text:span text:style-name="T18">nth-child(2n+1) <text:s text:c="15"/>|</text:span></text:p>
      <text:p text:style-name="P67"><text:span text:style-name="T15">Pseudoclases </text:span><text:span text:style-name="T14"><text:s/>→ un elemento según <text:s text:c="12"/>|</text:span></text:p>
      <text:p text:style-name="P68"><text:span text:style-name="T14">su estado <text:s text:c="60"/></text:span><text:span text:style-name="T16">|</text:span></text:p>
      <text:p text:style-name="P9"/>
      <text:p text:style-name="P9"><text:s text:c="31"/></text:p>
      <text:p text:style-name="P8"><text:soft-page-break/></text:p>
      <text:p text:style-name="P70"><text:span text:style-name="T5">Enlace tiene cuatro estados |→ no visitado </text:span><text:span text:style-name="T16">(azul )</text:span><text:span text:style-name="T5">→ </text:span><text:span text:style-name="T8">:</text:span><text:span text:style-name="T11">link</text:span></text:p>
      <text:p text:style-name="P8"><text:s text:c="2"/>&lt;<text:span text:style-name="T53">a&gt;</text:span> <text:s text:c="36"/>|→ visitado <text:span text:style-name="T52">(malva/morado)</text:span>→ <text:span text:style-name="T23">:</text:span><text:span text:style-name="T25">visited</text:span></text:p>
      <text:p text:style-name="P8"><text:s text:c="45"/>|→ activo (al rato del click) → <text:span text:style-name="T23">:</text:span><text:span text:style-name="T25">active</text:span></text:p>
      <text:p text:style-name="P8"><text:s text:c="45"/>|→ mouse over (ratón pasando por encima) → <text:span text:style-name="T23">:</text:span><text:span text:style-name="T25">hover</text:span></text:p>
      <text:p text:style-name="P45"/>
      <text:p text:style-name="P45"/>
      <text:p text:style-name="P8"/>
      <text:p text:style-name="P10"><text:span text:style-name="T52">t</text:span>able → propiedades border-collapse:</text:p>
      <text:p text:style-name="P8"><text:span text:style-name="T25"><text:s text:c="46"/></text:span><text:span text:style-name="T54">separate:</text:span></text:p>
      <text:p text:style-name="P8">*<text:span text:style-name="T55">aspecto </text:span>← <text:span text:style-name="T55">border 2</text:span></text:p>
      <text:p text:style-name="P8"/>
      <text:p text:style-name="P10">Aspecto → 3 caracteristicas</text:p>
      <text:p text:style-name="P10"><text:s text:c="21"/>color</text:p>
      <text:p text:style-name="P10"><text:s text:c="21"/>grosor</text:p>
      <text:p text:style-name="P10"><text:s text:c="21"/>estilo→ solid <text:span text:style-name="T55">(si no se indica el estilo el borde no se ve)</text:span></text:p>
      <text:p text:style-name="P10">shorthand --&gt; border: 3 características --&gt; ESTILO GROSOR COLOR</text:p>
      <text:p text:style-name="P10"><text:tab/> <text:s text:c="13"/>4 posiciones --&gt; top bottom right left</text:p>
      <text:p text:style-name="P10"><text:tab/> border-top<text:tab/><text:tab/><text:span text:style-name="T67">|</text:span><text:tab/><text:tab/></text:p>
      <text:p text:style-name="P10"><text:tab/> border-bottom <text:s text:c="7"/><text:span text:style-name="T67">|→ posicion</text:span></text:p>
      <text:p text:style-name="P10"><text:tab/> border-right <text:s text:c="11"/><text:span text:style-name="T67">|</text:span></text:p>
      <text:p text:style-name="P10"><text:tab/> border-left <text:s text:c="13"/><text:span text:style-name="T67">|</text:span></text:p>
      <text:p text:style-name="P10"><text:tab/> border-style → <text:span text:style-name="T67">estilo</text:span></text:p>
      <text:p text:style-name="P10"><text:tab/> border-width → <text:span text:style-name="T67">grosor</text:span></text:p>
      <text:p text:style-name="P10"><text:tab/> border-color→ <text:span text:style-name="T67">color</text:span></text:p>
      <text:p text:style-name="P10"/>
      <text:p text:style-name="P10"/>
      <text:p text:style-name="P43">Modelo de cajas→ <text:span text:style-name="T44"><text:s/>propiedades </text:span></text:p>
      <text:p text:style-name="P27">marco=borde→ border<text:span text:style-name="T68"> </text:span></text:p>
      <table:table table:name="Tabla9" table:style-name="Tabla9">
        <table:table-column table:style-name="Tabla9.A"/>
        <table:table-header-rows>
          <table:table-row table:style-name="TableLine2071229040480">
            <table:table-cell table:style-name="Tabla9.A1" office:value-type="string">
              <text:p text:style-name="P11"><text:s text:c="12"/>border-top<text:tab/><text:tab/><text:span text:style-name="T67">|</text:span><text:tab/><text:tab/></text:p>
              <text:p text:style-name="P11"><text:tab/> border-bottom <text:s text:c="7"/><text:span text:style-name="T67">|→ posicion</text:span></text:p>
              <text:p text:style-name="P11"><text:tab/> border-right <text:s text:c="11"/><text:span text:style-name="T67">|</text:span></text:p>
              <text:p text:style-name="P11"><text:tab/> border-left <text:s text:c="13"/><text:span text:style-name="T67">|</text:span></text:p>
              <text:p text:style-name="P11"><text:tab/> border-style → <text:span text:style-name="T67">estilo</text:span></text:p>
              <text:p text:style-name="P11"><text:tab/> border-width → <text:span text:style-name="T67">grosor</text:span></text:p>
              <text:p text:style-name="P11"><text:tab/> border-color→ <text:span text:style-name="T67">color</text:span></text:p>
              <text:p text:style-name="P11"><text:s text:c="12"/><text:span text:style-name="T68">border-radius→ </text:span><text:span text:style-name="T67">el radio de los bordes</text:span></text:p>
            </table:table-cell>
          </table:table-row>
        </table:table-header-rows>
      </table:table>
      <text:p text:style-name="P49"/>
      <text:p text:style-name="P49"/>
      <text:p text:style-name="P16">margin |1valor→ 4 lados</text:p>
      <text:p text:style-name="P16"><text:s text:c="12"/>|2valores → margin: 2px 3px;</text:p>
      <text:p text:style-name="P16"><text:s text:c="12"/>|4 valores .→ margin: 2px 3px 4px 5px;</text:p>
      <text:p text:style-name="P41"><text:span text:style-name="T44">margen→ margin <text:s text:c="8"/></text:span><text:span text:style-name="T46">| margin-top <text:s text:c="6"/>|</text:span></text:p>
      <text:p text:style-name="P13"><text:s text:c="37"/>| margin-right <text:s text:c="4"/>| </text:p>
      <text:p text:style-name="P13"><text:s text:c="37"/>| margin-left <text:s text:c="6"/>| <text:s text:c="15"/></text:p>
      <text:p text:style-name="P15"><text:s text:c="37"/>| margin-bottom | <text:s text:c="3"/></text:p>
      <text:p text:style-name="P15"/>
      <text:p text:style-name="P15"/>
      <text:p text:style-name="P15"/>
      <text:p text:style-name="P15"/>
      <text:p text:style-name="P15"/>
      <text:p text:style-name="P15"><text:s text:c="5"/></text:p>
      <text:p text:style-name="P14"><text:soft-page-break/>________________________________________________________</text:p>
      <text:p text:style-name="P48"><text:span text:style-name="T36">|</text:span><text:span text:style-name="T35">|</text:span>Inciso <text:s text:c="97"/><text:span text:style-name="T34">|</text:span><text:span text:style-name="T33">|</text:span></text:p>
      <text:p text:style-name="P12">|<text:span text:style-name="T56">|</text:span> <text:s text:c="107"/><text:span text:style-name="T56">|</text:span>|</text:p>
      <text:p text:style-name="P44"><text:span text:style-name="T44">|</text:span><text:span text:style-name="T47">|</text:span><text:span text:style-name="T48">relleno</text:span><text:span text:style-name="T49">→ </text:span><text:span text:style-name="T48">padding</text:span><text:span text:style-name="T49"> <text:s text:c="5"/></text:span><text:span text:style-name="T44">| </text:span><text:span text:style-name="T48">padding</text:span><text:span text:style-name="T44">-top <text:s text:c="6"/>| <text:s text:c="44"/>|</text:span><text:span text:style-name="T47">|</text:span></text:p>
      <text:p text:style-name="P42"><text:span text:style-name="T46">|</text:span><text:span text:style-name="T47">|</text:span><text:span text:style-name="T46"> <text:s text:c="33"/>| </text:span><text:span text:style-name="T48">padding</text:span><text:span text:style-name="T46">-right <text:s text:c="4"/>| </text:span><text:span text:style-name="T48">o padding: 25px <text:s text:c="4"/>50px; <text:s text:c="4"/></text:span><text:span text:style-name="T46">|</text:span><text:span text:style-name="T47">|</text:span></text:p>
      <text:p text:style-name="P42"><text:span text:style-name="T46">|</text:span><text:span text:style-name="T47">|</text:span><text:span text:style-name="T46"> <text:s text:c="33"/>| </text:span><text:span text:style-name="T48">padding</text:span><text:span text:style-name="T46">-left <text:s text:c="6"/>| <text:s text:c="15"/></text:span><text:span text:style-name="T48">arriba <text:s text:c="2"/>izquierada </text:span><text:span text:style-name="T46">|</text:span><text:span text:style-name="T47">|</text:span></text:p>
      <text:p text:style-name="P44"><text:span text:style-name="T44">|</text:span><text:span text:style-name="T47">|</text:span><text:span text:style-name="T44"> <text:s text:c="33"/>| </text:span><text:span text:style-name="T48">padding</text:span><text:span text:style-name="T44">-bottom | <text:s text:c="15"/></text:span><text:span text:style-name="T48">abajo <text:s text:c="3"/>derecha</text:span><text:span text:style-name="T44"> <text:s text:c="3"/>|</text:span><text:span text:style-name="T47">|</text:span><text:span text:style-name="T44"> <text:s text:c="35"/></text:span></text:p>
      <text:p text:style-name="P46">|| <text:s text:c="108"/>||</text:p>
      <text:p text:style-name="P12"/>
      <text:p text:style-name="P17"/>
      <text:p text:style-name="P17">contenido→content</text:p>
      <text:p text:style-name="P17">fondo→ background <text:s/>|color→ color</text:p>
      <text:p text:style-name="P17"><text:s text:c="34"/>|imagen→ image<text:span text:style-name="T64">(poner imagenes)</text:span></text:p>
      <text:p text:style-name="P17"><text:s text:c="34"/>|posicion→ position</text:p>
      <text:p text:style-name="P17"><text:s text:c="34"/>|comportamiento→ attachment</text:p>
      <text:p text:style-name="P18"><text:s text:c="34"/><text:span text:style-name="T57">|repetir→ repeat</text:span></text:p>
      <text:p text:style-name="P34"/>
      <text:p text:style-name="P57"><text:span text:style-name="T19">background-image:</text:span><text:span text:style-name="T62">linear-gradient(to right </text:span><text:span text:style-name="T63">o </text:span><text:span text:style-name="T62">to bottom right</text:span> <text:span text:style-name="T64">o </text:span><text:span text:style-name="T62">to bottom </text:span><text:span text:style-name="T63">left</text:span> <text:span text:style-name="T64">o </text:span><text:span text:style-name="T62">to </text:span><text:span text:style-name="T63">left</text:span> <text:span text:style-name="T65">o nada)</text:span></text:p>
      <text:p text:style-name="P57"/>
      <text:p text:style-name="P19"/>
      <text:p text:style-name="P19">Propiedades del texto</text:p>
      <text:p text:style-name="P22">==================</text:p>
      <text:p text:style-name="P22"/>
      <text:p text:style-name="P28">color(css3 incluye transparencias)</text:p>
      <text:p text:style-name="P28"/>
      <text:p text:style-name="P19">font-family</text:p>
      <text:p text:style-name="P19">font-size</text:p>
      <text:p text:style-name="P20"><text:span text:style-name="T58">font</text:span>-weight(efecto negrita <text:s/>…,<text:span text:style-name="T58">normal-400 bold-700</text:span>)</text:p>
      <text:p text:style-name="P22">font-style(italic|normal</text:p>
      <text:p text:style-name="P22">font-height(interlineado)</text:p>
      <text:p text:style-name="P19">text-transform(uppercase|lowcase)</text:p>
      <text:p text:style-name="P22">text-align(left|right|center|justify</text:p>
      <text:p text:style-name="P22">text-indent(sangria de la primera linea)</text:p>
      <text:p text:style-name="P22">text-decoration(underline|overline|line-throught)</text:p>
      <text:p text:style-name="P22"/>
      <text:p text:style-name="P26">letter-spacing </text:p>
      <text:p text:style-name="P26">word-spacing</text:p>
      <text:p text:style-name="P19"/>
      <text:p text:style-name="P20">Propiedades <text:span text:style-name="T58">de</text:span> tablas</text:p>
      <text:p text:style-name="P24">=================</text:p>
      <text:p text:style-name="P26">border-collapse</text:p>
      <text:p text:style-name="P26">caption-side (top|bottom)</text:p>
      <text:p text:style-name="P26"/>
      <text:p text:style-name="P21">Propiedades <text:span text:style-name="T58">de</text:span> <text:span text:style-name="T66">listas</text:span></text:p>
      <text:p text:style-name="P24">=================</text:p>
      <text:p text:style-name="P24">shorthand --&gt; list-style (3 características --&gt; tipo posición imagen)</text:p>
      <text:p text:style-name="P33"><text:tab/>list-style-type (disc|circle|square|decimal|lower-roman... |none)</text:p>
      <text:p text:style-name="P33"><text:tab/>list-style-position (inside|outside)</text:p>
      <text:p text:style-name="P33"><text:tab/>list-style-image:url("...")</text:p>
      <text:p text:style-name="P26"/>
      <text:p text:style-name="P26"/>
      <text:p text:style-name="P29"/>
      <text:p text:style-name="P29"><text:soft-page-break/>Colisiones (reglas)</text:p>
      <text:p text:style-name="P23">=========<text:span text:style-name="T59">=====</text:span></text:p>
      <text:p text:style-name="P29"><text:s text:c="17"/>*Especificidad </text:p>
      <text:p text:style-name="P29">La mas especifica es la que se hace primero</text:p>
      <text:p text:style-name="P29"/>
      <text:p text:style-name="P29">*¿Que pasa si son igual de especificas?</text:p>
      <text:p text:style-name="P29">Se realiza la que este de ultimo</text:p>
      <text:p text:style-name="P29"/>
      <text:p text:style-name="P30">Inciso</text:p>
      <text:p text:style-name="P30">=====</text:p>
      <text:p text:style-name="P30">Algoritmo</text:p>
      <text:p text:style-name="P30">los navegadores usan el siguiente algoritmo buscan la especificidad del selector </text:p>
      <text:p text:style-name="P30"><text:s text:c="14"/>A <text:s text:c="18"/>B <text:s text:c="14"/>C <text:s text:c="16"/>D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eLine2071229041344">
            <table:table-cell table:style-name="Tabla1.A1" office:value-type="string">
              <text:p text:style-name="P77">Regla “incrustada”</text:p>
              <text:p text:style-name="P77">med. at. style </text:p>
              <text:p text:style-name="P80">(hay 1 o 0)</text:p>
            </table:table-cell>
            <table:table-cell table:style-name="Tabla1.A1" office:value-type="string">
              <text:p text:style-name="P77">nº id</text:p>
            </table:table-cell>
            <table:table-cell table:style-name="Tabla1.A1" office:value-type="string">
              <text:p text:style-name="P77">nº de clases</text:p>
            </table:table-cell>
            <table:table-cell table:style-name="Tabla1.D1" office:value-type="string">
              <text:p text:style-name="P77">nº elementos</text:p>
            </table:table-cell>
          </table:table-row>
        </table:table-header-rows>
      </table:table>
      <text:p text:style-name="P30"><text:s text:c="10"/></text:p>
      <text:p text:style-name="P32">Estos no deberian estar porque emponzoña el codigo(el A (los style))</text:p>
      <text:p text:style-name="P30"/>
      <text:p text:style-name="P30"/>
      <text:p text:style-name="P30"/>
      <text:p text:style-name="P30"/>
      <text:p text:style-name="P47">Ejemplo</text:p>
      <text:p text:style-name="P47"/>
      <text:p text:style-name="P30"><text:s text:c="7"/>especificidad del selector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 table:style-name="TableLine2071284962208">
            <table:table-cell table:style-name="Tabla2.A1" office:value-type="string">
              <text:p text:style-name="Table_20_Contents"/>
            </table:table-cell>
            <table:table-cell table:style-name="Tabla2.A1" office:value-type="string">
              <text:p text:style-name="P78">A</text:p>
            </table:table-cell>
            <table:table-cell table:style-name="Tabla2.A1" office:value-type="string">
              <text:p text:style-name="P78">B</text:p>
            </table:table-cell>
            <table:table-cell table:style-name="Tabla2.A1" office:value-type="string">
              <text:p text:style-name="P78">C</text:p>
            </table:table-cell>
            <table:table-cell table:style-name="Tabla2.E1" office:value-type="string">
              <text:p text:style-name="P78">D</text:p>
            </table:table-cell>
          </table:table-row>
        </table:table-header-rows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 table:style-name="TableLine2071284962784">
            <table:table-cell table:style-name="Tabla3.A1" office:value-type="string">
              <text:p text:style-name="P78">body</text:p>
            </table:table-cell>
            <table:table-cell table:style-name="Tabla3.A1" office:value-type="string">
              <text:p text:style-name="P78">0</text:p>
            </table:table-cell>
            <table:table-cell table:style-name="Tabla3.A1" office:value-type="string">
              <text:p text:style-name="P78">0</text:p>
            </table:table-cell>
            <table:table-cell table:style-name="Tabla3.A1" office:value-type="string">
              <text:p text:style-name="P78">0</text:p>
            </table:table-cell>
            <table:table-cell table:style-name="Tabla3.E1" office:value-type="string">
              <text:p text:style-name="P78">1 <text:s text:c="5"/><text:span text:style-name="T60">|0001</text:span></text:p>
            </table:table-cell>
          </table:table-row>
        </table:table-header-rows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 table:style-name="TableLine2071284963936">
            <table:table-cell table:style-name="Tabla4.A1" office:value-type="string">
              <text:p text:style-name="P78">P strong</text:p>
            </table:table-cell>
            <table:table-cell table:style-name="Tabla4.A1" office:value-type="string">
              <text:p text:style-name="P78">0</text:p>
            </table:table-cell>
            <table:table-cell table:style-name="Tabla4.A1" office:value-type="string">
              <text:p text:style-name="P78">0</text:p>
            </table:table-cell>
            <table:table-cell table:style-name="Tabla4.A1" office:value-type="string">
              <text:p text:style-name="P78">0</text:p>
            </table:table-cell>
            <table:table-cell table:style-name="Tabla4.E1" office:value-type="string">
              <text:p text:style-name="P78">2 <text:s text:c="5"/><text:span text:style-name="T60">|0002</text:span></text:p>
            </table:table-cell>
          </table:table-row>
        </table:table-header-rows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 table:style-name="TableLine2071284964224">
            <table:table-cell table:style-name="Tabla5.A1" office:value-type="string">
              <text:p text:style-name="P78">P .especial</text:p>
            </table:table-cell>
            <table:table-cell table:style-name="Tabla5.A1" office:value-type="string">
              <text:p text:style-name="P78">0</text:p>
            </table:table-cell>
            <table:table-cell table:style-name="Tabla5.A1" office:value-type="string">
              <text:p text:style-name="P78">0</text:p>
            </table:table-cell>
            <table:table-cell table:style-name="Tabla5.A1" office:value-type="string">
              <text:p text:style-name="P78">1</text:p>
            </table:table-cell>
            <table:table-cell table:style-name="Tabla5.E1" office:value-type="string">
              <text:p text:style-name="P78">1 <text:s text:c="5"/><text:span text:style-name="T60">|0011</text:span></text:p>
            </table:table-cell>
          </table:table-row>
        </table:table-header-rows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 table:style-name="TableLine2071284932256">
            <table:table-cell table:style-name="Tabla6.A1" office:value-type="string">
              <text:p text:style-name="P78">P strong.especial</text:p>
            </table:table-cell>
            <table:table-cell table:style-name="Tabla6.A1" office:value-type="string">
              <text:p text:style-name="P78">0</text:p>
            </table:table-cell>
            <table:table-cell table:style-name="Tabla6.A1" office:value-type="string">
              <text:p text:style-name="P78">0</text:p>
            </table:table-cell>
            <table:table-cell table:style-name="Tabla6.A1" office:value-type="string">
              <text:p text:style-name="P78">1</text:p>
            </table:table-cell>
            <table:table-cell table:style-name="Tabla6.E1" office:value-type="string">
              <text:p text:style-name="P78">2 <text:s text:c="5"/><text:span text:style-name="T60">|0012</text:span></text:p>
            </table:table-cell>
          </table:table-row>
        </table:table-header-rows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header-rows>
          <table:table-row table:style-name="TableLine2071284933120">
            <table:table-cell table:style-name="Tabla7.A1" office:value-type="string">
              <text:p text:style-name="P79">strong</text:p>
            </table:table-cell>
            <table:table-cell table:style-name="Tabla7.A1" office:value-type="string">
              <text:p text:style-name="P79">0</text:p>
            </table:table-cell>
            <table:table-cell table:style-name="Tabla7.A1" office:value-type="string">
              <text:p text:style-name="P79">0</text:p>
            </table:table-cell>
            <table:table-cell table:style-name="Tabla7.A1" office:value-type="string">
              <text:p text:style-name="P79">0</text:p>
            </table:table-cell>
            <table:table-cell table:style-name="Tabla7.E1" office:value-type="string">
              <text:p text:style-name="P79">1 <text:s text:c="5"/>|0001</text:p>
            </table:table-cell>
          </table:table-row>
        </table:table-header-rows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header-rows>
          <table:table-row table:style-name="TableLine2071284933696">
            <table:table-cell table:style-name="Tabla8.A1" office:value-type="string">
              <text:p text:style-name="Table_20_Contents">.<text:span text:style-name="T60">especial</text:span></text:p>
            </table:table-cell>
            <table:table-cell table:style-name="Tabla8.A1" office:value-type="string">
              <text:p text:style-name="P79">0</text:p>
            </table:table-cell>
            <table:table-cell table:style-name="Tabla8.A1" office:value-type="string">
              <text:p text:style-name="P79">0</text:p>
            </table:table-cell>
            <table:table-cell table:style-name="Tabla8.A1" office:value-type="string">
              <text:p text:style-name="P79">1</text:p>
            </table:table-cell>
            <table:table-cell table:style-name="Tabla8.E1" office:value-type="string">
              <text:p text:style-name="P79">0 <text:s text:c="5"/>|0010</text:p>
            </table:table-cell>
          </table:table-row>
        </table:table-header-rows>
      </table:table>
      <text:p text:style-name="P31"/>
      <text:p text:style-name="P35">!Important funciona so<text:span text:style-name="T61">b</text:span>re todo en caso de que le afecte directamente al elemento</text:p>
      <text:p text:style-name="P35"/>
      <text:p text:style-name="P36">Propiedades para dimensionar las cajas</text:p>
      <text:p text:style-name="P25">=========<text:span text:style-name="T59">=====</text:span>=========<text:span text:style-name="T59">=====</text:span>===</text:p>
      <text:p text:style-name="P38">width → anchura</text:p>
      <text:p text:style-name="P38">max-width→ anchura maxima</text:p>
      <text:p text:style-name="P39">max-height → a<text:span text:style-name="T69">lt</text:span>ura <text:span text:style-name="T69">maxima</text:span></text:p>
      <text:p text:style-name="P39">height → a<text:span text:style-name="T69">lt</text:span>ura</text:p>
      <text:p text:style-name="P81">display:<text:span text:style-name="T70">(</text:span>block,inline,inline-block,<text:span text:style-name="T70">none)</text:span></text:p>
      <text:p text:style-name="P81"/>
      <text:p text:style-name="P37">Propiedades <text:span text:style-name="T71">posicionamiento (imagen respecto a texto)</text:span></text:p>
      <text:p text:style-name="P82">=========<text:span text:style-name="T59">=====</text:span>===========<text:span text:style-name="T59">=====</text:span>===========<text:span text:style-name="T59">==</text:span></text:p>
      <text:p text:style-name="P83">float (left | right)</text:p>
      <text:p text:style-name="P83">clear (left | right | both)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08:21:49.332000000</meta:creation-date>
    <dc:date>2023-02-07T09:48:48.720000000</dc:date>
    <meta:editing-duration>PT5H31M29S</meta:editing-duration>
    <meta:editing-cycles>13</meta:editing-cycles>
    <meta:generator>LibreOffice/7.3.4.2$Windows_X86_64 LibreOffice_project/728fec16bd5f605073805c3c9e7c4212a0120dc5</meta:generator>
    <meta:document-statistic meta:table-count="9" meta:image-count="0" meta:object-count="0" meta:page-count="6" meta:paragraph-count="212" meta:word-count="822" meta:character-count="8512" meta:non-whitespace-character-count="5336"/>
  </office:meta>
</office:document-meta>
</file>